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fo:font-size="16pt" officeooo:rsid="000baaea" officeooo:paragraph-rsid="000baaea" style:font-size-asian="16pt" style:font-size-complex="16pt"/>
    </style:style>
    <style:style style:name="P2" style:family="paragraph" style:parent-style-name="Standard">
      <style:paragraph-properties fo:line-height="150%" fo:text-align="center" style:justify-single-word="false"/>
      <style:text-properties style:font-name="Times New Roman" fo:font-size="16pt" officeooo:rsid="000baaea" officeooo:paragraph-rsid="000baaea" style:font-size-asian="16pt" style:font-size-complex="16pt"/>
    </style:style>
    <style:style style:name="P3" style:family="paragraph" style:parent-style-name="Standard">
      <style:paragraph-properties fo:line-height="200%" fo:text-align="center" style:justify-single-word="false"/>
      <style:text-properties style:font-name="Times New Roman" fo:font-size="22pt" officeooo:rsid="000baaea" officeooo:paragraph-rsid="000baaea" style:font-size-asian="22pt" style:font-size-complex="22pt"/>
    </style:style>
    <style:style style:name="P4" style:family="paragraph" style:parent-style-name="Standard">
      <style:paragraph-properties fo:line-height="200%" fo:text-align="center" style:justify-single-word="false"/>
    </style:style>
    <style:style style:name="P5" style:family="paragraph" style:parent-style-name="Standard" style:master-page-name="">
      <loext:graphic-properties draw:fill="none"/>
      <style:paragraph-properties fo:margin-left="0cm" fo:margin-right="0cm" fo:line-height="200%" fo:text-align="start" style:justify-single-word="false" fo:text-indent="0cm" style:auto-text-indent="false" style:page-number="auto" fo:background-color="transparent"/>
      <style:text-properties style:font-name="Times New Roman" fo:font-size="12pt" fo:font-weight="bold" officeooo:rsid="000ca4aa" officeooo:paragraph-rsid="000ca4aa" style:font-size-asian="10.5pt" style:font-weight-asian="bold" style:font-size-complex="12pt" style:font-weight-complex="bold"/>
    </style:style>
    <style:style style:name="P6" style:family="paragraph" style:parent-style-name="Standard" style:master-page-name="">
      <loext:graphic-properties draw:fill="none"/>
      <style:paragraph-properties fo:margin-left="0cm" fo:margin-right="0cm" fo:line-height="200%" fo:text-align="start" style:justify-single-word="false" fo:text-indent="0cm" style:auto-text-indent="false" style:page-number="auto" fo:background-color="transparent"/>
      <style:text-properties style:font-name="Times New Roman" fo:font-size="12pt" fo:font-weight="bold" officeooo:rsid="000d8784" officeooo:paragraph-rsid="000d8784" style:font-size-asian="10.5pt" style:font-weight-asian="bold" style:font-size-complex="12pt" style:font-weight-complex="bold"/>
    </style:style>
    <style:style style:name="P7" style:family="paragraph" style:parent-style-name="Standard">
      <loext:graphic-properties draw:fill="none"/>
      <style:paragraph-properties fo:margin-left="0cm" fo:margin-right="0cm" fo:line-height="200%" fo:text-align="center" style:justify-single-word="false" fo:text-indent="0cm" style:auto-text-indent="false" fo:background-color="transparent"/>
      <style:text-properties style:font-name="Times New Roman" fo:font-size="18pt" fo:font-weight="bold" officeooo:rsid="000bb82f" officeooo:paragraph-rsid="000fb143" style:font-size-asian="15.75pt" style:font-weight-asian="bold" style:font-size-complex="18pt" style:font-weight-complex="bold"/>
    </style:style>
    <style:style style:name="P8"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8pt" fo:font-weight="bold" officeooo:rsid="000bb82f" officeooo:paragraph-rsid="000bb82f" style:font-size-asian="15.75pt" style:font-weight-asian="bold" style:font-size-complex="18pt" style:font-weight-complex="bold"/>
    </style:style>
    <style:style style:name="P9"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bold" officeooo:rsid="000bb82f" officeooo:paragraph-rsid="000bb82f" style:font-size-asian="10.5pt" style:font-weight-asian="bold" style:font-size-complex="12pt" style:font-weight-complex="bold"/>
    </style:style>
    <style:style style:name="P10"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bold" officeooo:rsid="000bb82f" officeooo:paragraph-rsid="000fb143" style:font-size-asian="10.5pt" style:font-weight-asian="bold" style:font-size-complex="12pt" style:font-weight-complex="bold"/>
    </style:style>
    <style:style style:name="P11"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normal" officeooo:rsid="000ca4aa" officeooo:paragraph-rsid="000ca4aa" style:font-size-asian="10.5pt" style:font-weight-asian="normal" style:font-size-complex="12pt" style:font-weight-complex="normal"/>
    </style:style>
    <style:style style:name="P12"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normal" officeooo:rsid="000bb82f" officeooo:paragraph-rsid="000fb143" style:font-size-asian="10.5pt" style:font-weight-asian="normal" style:font-size-complex="12pt" style:font-weight-complex="normal"/>
    </style:style>
    <style:style style:name="P13"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normal" officeooo:rsid="0010dc55" officeooo:paragraph-rsid="0010dc55" style:font-size-asian="10.5pt" style:font-weight-asian="normal" style:font-size-complex="12pt" style:font-weight-complex="normal"/>
    </style:style>
    <style:style style:name="P14"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officeooo:paragraph-rsid="000ca4aa"/>
    </style:style>
    <style:style style:name="P15"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ca4aa" officeooo:paragraph-rsid="000ca4aa" style:font-size-asian="10.5pt" style:font-weight-asian="normal" style:font-size-complex="12pt" style:font-weight-complex="normal"/>
    </style:style>
    <style:style style:name="P16"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d8784" officeooo:paragraph-rsid="000d8784" style:font-size-asian="10.5pt" style:font-weight-asian="normal" style:font-size-complex="12pt" style:font-weight-complex="normal"/>
    </style:style>
    <style:style style:name="P17"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bb82f" officeooo:paragraph-rsid="000fb143" style:font-size-asian="10.5pt" style:font-weight-asian="normal" style:font-size-complex="12pt" style:font-weight-complex="normal"/>
    </style:style>
    <style:style style:name="P18"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0bb82f" officeooo:paragraph-rsid="000fb143" style:font-size-asian="10.5pt" style:font-weight-asian="normal" style:font-size-complex="12pt" style:font-weight-complex="normal"/>
    </style:style>
    <style:style style:name="P19"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0ca4aa" officeooo:paragraph-rsid="000ca4aa" style:font-size-asian="10.5pt" style:font-weight-asian="normal" style:font-size-complex="12pt" style:font-weight-complex="normal"/>
    </style:style>
    <style:style style:name="P20"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0d8784" officeooo:paragraph-rsid="000d8784" style:font-size-asian="10.5pt" style:font-weight-asian="normal" style:font-size-complex="12pt" style:font-weight-complex="normal"/>
    </style:style>
    <style:style style:name="P21" style:family="paragraph" style:parent-style-name="Standard" style:list-style-name="L1" style:master-page-name="">
      <loext:graphic-properties draw:fill="none"/>
      <style:paragraph-properties fo:margin-left="0cm" fo:margin-right="0cm" fo:line-height="200%" fo:text-align="center" style:justify-single-word="false" fo:text-indent="0cm" style:auto-text-indent="false" style:page-number="auto" fo:background-color="transparent"/>
      <style:text-properties style:font-name="Times New Roman" fo:font-size="18pt" fo:font-weight="bold" officeooo:rsid="000bb82f" officeooo:paragraph-rsid="000bb82f" style:font-size-asian="15.75pt" style:font-weight-asian="bold" style:font-size-complex="18pt" style:font-weight-complex="bold"/>
    </style:style>
    <style:style style:name="P22" style:family="paragraph" style:parent-style-name="Standard" style:list-style-name="L1" style:master-page-name="">
      <loext:graphic-properties draw:fill="none"/>
      <style:paragraph-properties fo:margin-left="0cm" fo:margin-right="0cm" fo:line-height="200%" fo:text-align="center" style:justify-single-word="false" fo:text-indent="0cm" style:auto-text-indent="false" style:page-number="auto" fo:background-color="transparent"/>
      <style:text-properties style:font-name="Times New Roman" fo:font-size="18pt" fo:font-weight="bold" officeooo:rsid="000bb82f" officeooo:paragraph-rsid="000fb143" style:font-size-asian="15.75pt" style:font-weight-asian="bold" style:font-size-complex="18pt" style:font-weight-complex="bold"/>
    </style:style>
    <style:style style:name="P23" style:family="paragraph" style:parent-style-name="Standard" style:list-style-name="L1" style:master-page-name="">
      <loext:graphic-properties draw:fill="none"/>
      <style:paragraph-properties fo:margin-left="0cm" fo:margin-right="0cm" fo:line-height="200%" fo:text-align="center" style:justify-single-word="false" fo:text-indent="0cm" style:auto-text-indent="false" style:page-number="auto" fo:background-color="transparent"/>
      <style:text-properties style:font-name="Times New Roman" fo:font-size="18pt" fo:font-weight="bold" officeooo:rsid="000fb143" officeooo:paragraph-rsid="000fb143" style:font-size-asian="15.75pt" style:font-weight-asian="bold" style:font-size-complex="18pt" style:font-weight-complex="bold"/>
    </style:style>
    <style:style style:name="P24"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fo:color="#000000" style:font-name="Times New Roman" fo:font-size="12pt" fo:font-weight="normal" officeooo:rsid="0013efd9" officeooo:paragraph-rsid="0015ea7b" style:font-size-asian="10.5pt" style:font-weight-asian="normal" style:font-size-complex="12pt" style:font-weight-complex="normal"/>
    </style:style>
    <style:style style:name="P25"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0d8784" officeooo:paragraph-rsid="000d8784" style:font-size-asian="10.5pt" style:font-weight-asian="normal" style:font-size-complex="12pt" style:font-weight-complex="normal"/>
    </style:style>
    <style:style style:name="P26"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1a9b53" officeooo:paragraph-rsid="001ceb0b" style:font-size-asian="10.5pt" style:font-weight-asian="normal" style:font-size-complex="12pt" style:font-weight-complex="normal"/>
    </style:style>
    <style:style style:name="P27"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officeooo:paragraph-rsid="001ceb0b"/>
    </style:style>
    <style:style style:name="T1" style:family="text">
      <style:text-properties style:text-position="super 58%"/>
    </style:style>
    <style:style style:name="T2" style:family="text">
      <style:text-properties officeooo:rsid="000ca4aa"/>
    </style:style>
    <style:style style:name="T3" style:family="text">
      <style:text-properties officeooo:rsid="000d5d26"/>
    </style:style>
    <style:style style:name="T4" style:family="text">
      <style:text-properties officeooo:rsid="000fb143"/>
    </style:style>
    <style:style style:name="T5" style:family="text">
      <style:text-properties style:font-name="Times New Roman" fo:font-size="12pt" fo:font-weight="bold" officeooo:rsid="000fb143" style:font-size-asian="10.5pt" style:font-weight-asian="bold" style:font-size-complex="12pt" style:font-weight-complex="bold"/>
    </style:style>
    <style:style style:name="T6" style:family="text">
      <style:text-properties style:font-name="Times New Roman" fo:font-size="12pt" fo:font-weight="bold" officeooo:rsid="000ca4aa" style:font-size-asian="10.5pt" style:font-weight-asian="bold" style:font-size-complex="12pt" style:font-weight-complex="bold"/>
    </style:style>
    <style:style style:name="T7" style:family="text">
      <style:text-properties style:font-name="Times New Roman" fo:font-size="12pt" fo:font-weight="normal" officeooo:rsid="001a9b53" style:font-size-asian="10.5pt" style:font-weight-asian="normal" style:font-size-complex="12pt" style:font-weight-complex="normal"/>
    </style:style>
    <style:style style:name="T8" style:family="text">
      <style:text-properties style:font-name="Times New Roman" fo:font-size="12pt" fo:font-weight="normal" officeooo:rsid="001be03e" style:font-size-asian="10.5pt" style:font-weight-asian="normal" style:font-size-complex="12pt" style:font-weight-complex="normal"/>
    </style:style>
    <style:style style:name="T9" style:family="text">
      <style:text-properties style:font-name="Times New Roman" fo:font-size="12pt" fo:font-weight="normal" officeooo:rsid="001b9ab5" style:font-size-asian="10.5pt" style:font-weight-asian="normal" style:font-size-complex="12pt" style:font-weight-complex="normal"/>
    </style:style>
    <style:style style:name="T10" style:family="text">
      <style:text-properties style:font-name="Times New Roman" fo:font-size="12pt" fo:font-weight="normal" officeooo:rsid="001da900" style:font-size-asian="10.5pt" style:font-weight-asian="normal" style:font-size-complex="12pt" style:font-weight-complex="normal"/>
    </style:style>
    <style:style style:name="T11" style:family="text">
      <style:text-properties officeooo:rsid="0018beba"/>
    </style:style>
    <style:style style:name="T12" style:family="text">
      <style:text-properties officeooo:rsid="001ceb0b"/>
    </style:style>
    <style:style style:name="T13" style:family="text">
      <style:text-properties officeooo:rsid="001da9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3">Building a<text:span text:style-name="T2">n</text:span> LED Cube with Clock</text:p>
      <text:p text:style-name="P3"/>
      <text:p text:style-name="P3"/>
      <text:p text:style-name="P1">Stephanie Irish Paladin</text:p>
      <text:p text:style-name="P1"/>
      <text:p text:style-name="P1"/>
      <text:p text:style-name="P1"/>
      <text:p text:style-name="P1"/>
      <text:p text:style-name="P1"/>
      <text:p text:style-name="P1"/>
      <text:p text:style-name="P2">Computer Science 207</text:p>
      <text:p text:style-name="P2">Trevor Tomesh</text:p>
      <text:p text:style-name="P2">December 5<text:span text:style-name="T1">th</text:span>, 2019</text:p>
      <text:p text:style-name="P2"><text:soft-page-break/></text:p>
      <text:list xml:id="list397419474" text:style-name="L1">
        <text:list-header>
          <text:p text:style-name="P21">Table of Contents</text:p>
        </text:list-header>
      </text:list>
      <text:p text:style-name="P13">Introduction . . . . . . . . . . . . . . . . . . . . . . . . . . . . . . . . . . . . . . . . . . . . . . . . . . . . . . . . . . . . . . . . . . . . . . . </text:p>
      <text:p text:style-name="P13">Inspirations . . . . . . . . . . . . . . . . . . . . . . . . . . . . . . . . . . . . . . . . . . . . . . . . . . . . . . . . . . . . . . . . . . . . . . . </text:p>
      <text:p text:style-name="P13">Designing Process <text:s/>. . . . . . . . . . . . . . . . . . . . . . . . . . . . . . . . . . . . . . . . . . . . . . . . . . . . . . . . . . .</text:p>
      <text:p text:style-name="P13">Building Process <text:s/>. . . . . . . . . . . . . . . . . . . . . . . . . . . . . . . . . . . . . . . . . . . . . . . . . . . . . . . . . </text:p>
      <text:p text:style-name="P13">User Manual for LED Cube with Clock . . . . . . . . . . . . . . . . . . . . . . . . . . . . . . . . . . . . . . . . . . . . . . . . .</text:p>
      <text:p text:style-name="P13">Setbacks and Failures . . . . . . . . . . . . . . . . . . . . . . . . . . . . . . . . . . . . . . . . . . . . . . . . . . . . . . . . . </text:p>
      <text:p text:style-name="P13">Milestones . . . . . . . . . . . . . . . . . . . . . . . . . . . . . . . . . . . . . . . . . . . . . . . . . . . . . . . . . </text:p>
      <text:p text:style-name="P13">Conclusion . . . . . . . . . . . . . . . . . . . . . . . . . . . . . . . . . . . . . . . . . . . . . . . . . . . . . . . . . </text:p>
      <text:p text:style-name="P13">References . . . . . . . . . . . . . . . . . . . . . . . . . . . . . . . . . . . . . . . . . . . . . . . . . . . . . . . . . </text:p>
      <text:p text:style-name="P13">Appendix . . . . . . . . . . . . . . . . . . . . . . . . . . . . . . . . . . . . . . . . . . . . . . . . . . . . . . . . . </text:p>
      <text:p text:style-name="P8"/>
      <text:p text:style-name="P8"/>
      <text:p text:style-name="P8"/>
      <text:p text:style-name="P8"/>
      <text:p text:style-name="P8"/>
      <text:p text:style-name="P8"/>
      <text:p text:style-name="P8"/>
      <text:p text:style-name="P8"><text:soft-page-break/></text:p>
      <text:p text:style-name="P9"/>
      <text:p text:style-name="P10">I<text:span text:style-name="T4">ntroduction</text:span></text:p>
      <text:p text:style-name="P17">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18"/>
      <text:p text:style-name="P10">Inspirations</text:p>
      <text:p text:style-name="P17">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12"/>
      <text:p text:style-name="P5">Designing Process</text:p>
      <text:p text:style-name="P15">Lorem ipsum dolor sit amet, consectetur adipiscing elit. Integer neque lectus, egestas vel mi sed, rutrum viverra arcu. Aenean at interdum risus, eget elementum justo. Cras tempor augue mattis <text:soft-page-break/>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11"/>
      <text:p text:style-name="P14"><text:span text:style-name="T6">B</text:span><text:span text:style-name="T5">uilding</text:span><text:span text:style-name="T6"> Process</text:span></text:p>
      <text:p text:style-name="P24">In building the LED Cube, I first created the main component of the device, the cube made out of LEDs. This part of the building process is the most tedious as I needed to solder a lot. The cube is composed of 4 layers of 16 LEDs arranged in a 4x4 square layout. The LED’s cathodes(-) are connected using a (preferably) thick wire in a way that its anodes will not touch the wire. To make the soldering easier, I made a guide like what I shown in Appendix A labelled Guide. I bent both pins of the LEDs and put them in the holes. That way, it will make the soldering easier. </text:p>
      <text:p text:style-name="P24">After soldering a layer, I tested it to make sure that no LEDs connected in the wrong way. I connected cathode(-) to ground and attached a low voltage wire to an LED’s anode and see if the LED lights up. If it lights up alone, it means I got the wiring right. If it didn’t <text:span text:style-name="T11">or lighted up more than one LEDs</text:span>, the LED might be connected in a wrong way or is busted. After making the four layers, I joined the layers by connecting the anodes(+) horizontally(e.g. top-left LEDs of each layer<text:span text:style-name="T11">s</text:span> are connected). After making the cube, there is a need to have a wire that is connected to the layer. The wire is extended to the bottom of the cube and is connected to the resistor. That resistor now will be connected to the Arduino pins.</text:p>
      <text:p text:style-name="P19"/>
      <text:p text:style-name="P5">User Manual for <text:span text:style-name="T3">LED Cube with Clock</text:span></text:p>
      <text:p text:style-name="P15"><text:soft-page-break/>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19"/>
      <text:p text:style-name="P11"/>
      <text:p text:style-name="P19"/>
      <text:p text:style-name="P6">Setbacks and Failures</text:p>
      <text:p text:style-name="P27"><text:span text:style-name="T7">The most difficult part of this project is the soldering. It is recommended to have a basic skills in soldering before attempting to start the project. I myself, </text:span><text:span text:style-name="T8">have not tried soldering before and so I practiced </text:span><text:span text:style-name="T10">creating LED layes</text:span><text:span text:style-name="T8"> using a different colored LEDs as the number of blue LEDs is limited</text:span><text:span text:style-name="T7">. I created 2 failed layers before creating </text:span><text:span text:style-name="T9">a decent one. I also attempted to solder the shift registe</text:span><text:span text:style-name="T10">r</text:span><text:span text:style-name="T9"> in a pcb. I connect its output pins in a 1</text:span><text:span text:style-name="T10">6 </text:span><text:span text:style-name="T9">LED</text:span><text:span text:style-name="T10">s</text:span><text:span text:style-name="T9"> but </text:span><text:span text:style-name="T10">most likely,</text:span><text:span text:style-name="T9"> </text:span><text:span text:style-name="T10">it has a</text:span><text:span text:style-name="T9"> problem with the soldering that when I </text:span><text:span text:style-name="T10">tried lighting up 1 LED,</text:span><text:span text:style-name="T9"> </text:span><text:span text:style-name="T10">every LEDs lights up. In the end, I just use breadboard instead of pcb.</text:span></text:p>
      <text:p text:style-name="P26"><text:span text:style-name="T12">I also had a hard time connecting all the layers to cube. It was hard Moreover, I also tried to solder the shift registers in a pcb, in the end, </text:span></text:p>
      <text:p text:style-name="P20">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text:soft-page-break/>feugiat ante massa non erat. Praesent eget tellus congue, dapibus ante sed, scelerisque arcu. Sed pretium bibendum dolor ac dictum.</text:p>
      <text:p text:style-name="P20"/>
      <text:p text:style-name="P6">Milestones</text:p>
      <text:p text:style-name="P16">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20"/>
      <text:p text:style-name="P20"/>
      <text:p text:style-name="P20"/>
      <text:p text:style-name="P6">Conclusion</text:p>
      <text:p text:style-name="P16">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31727591272710" text:continue-numbering="true" text:style-name="L1">
        <text:list-header>
          <text:p text:style-name="P22">R<text:span text:style-name="T4">eferences</text:span></text:p>
        </text:list-header>
      </text:list>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list xml:id="list31726429323498" text:continue-numbering="true" text:style-name="L1">
        <text:list-header>
          <text:p text:style-name="P23">Appendix</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7T16:42:14.542000000</meta:creation-date>
    <dc:date>2019-12-03T03:17:25.599000000</dc:date>
    <meta:editing-duration>PT9H34M51S</meta:editing-duration>
    <meta:editing-cycles>11</meta:editing-cycles>
    <meta:generator>LibreOffice/6.3.1.2$Windows_X86_64 LibreOffice_project/b79626edf0065ac373bd1df5c28bd630b4424273</meta:generator>
    <meta:document-statistic meta:table-count="0" meta:image-count="0" meta:object-count="0" meta:page-count="8" meta:paragraph-count="38" meta:word-count="1715" meta:character-count="8118" meta:non-whitespace-character-count="6429"/>
  </office:meta>
</office:document-meta>
</file>